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8.05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78.8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8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9-12" calcext:value-type="date">
            <text:p>2020-09-12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88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91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98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6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2:14:18.543708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9-14T12:15:51.089927477</dc:date>
    <dc:creator>DavidA </dc:creator>
    <meta:editing-duration>P1DT7H38M14S</meta:editing-duration>
    <meta:editing-cycles>107</meta:editing-cycles>
    <meta:generator>LibreOffice/6.0.7.3$Linux_X86_64 LibreOffice_project/00m0$Build-3</meta:generator>
    <meta:document-statistic meta:table-count="1" meta:cell-count="653" meta:object-count="0"/>
  </office:meta>
</office:document-meta>
</file>